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183.2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0.9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4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30"/>
    <style:style style:name="ce9" style:family="table-cell" style:parent-style-name="Default" style:data-style-name="N130">
      <style:text-properties fo:color="#ce181e" fo:font-weight="bold" style:font-weight-asian="bold" style:font-weight-complex="bold"/>
    </style:style>
    <style:style style:name="ce7" style:family="table-cell" style:parent-style-name="Default" style:data-style-name="N130"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6pt" svg:height="255.23pt" svg:x="178.67pt" svg:y="325.62pt">
            <draw:object draw:notify-on-update-of-ranges="Sheet1.H3:Sheet1.J3 Sheet1.B2:Sheet1.B2 Sheet1.H2:Sheet1.J2 Sheet1.B11:Sheet1.B11 Sheet1.H11:Sheet1.H11 Sheet1.G11:Sheet1.G11 Sheet1.H5:Sheet1.J5 Sheet1.B4:Sheet1.B4 Sheet1.H4:Sheet1.J4 Sheet1.H7:Sheet1.J7 Sheet1.B6:Sheet1.B6 Sheet1.H6:Sheet1.J6 Sheet1.H10:Sheet1.J10 Sheet1.B9:Sheet1.B9 Sheet1.H9:Sheet1.J9 Sheet1.H14:Sheet1.J14 Sheet1.B13:Sheet1.B13 Sheet1.H13:Sheet1.J13 Sheet1.B15:Sheet1.B15 Sheet1.H15:Sheet1.J15 Sheet1.H16:Sheet1.J16 Sheet1.B17:Sheet1.B17 Sheet1.H17:Sheet1.J17 Sheet1.H18:Sheet1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ce7"/>
        <table:table-column table:style-name="co4" table:number-columns-repeated="1014" table:default-cell-style-name="Default"/>
        <table:table-row table:style-name="ro1"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Depth Mult</text:p>
          </table:table-cell>
          <table:table-cell table:style-name="ce3" office:value-type="string" calcext:value-type="string">
            <text:p>Time To Load (and compile) net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lapsed Time</text:p>
          </table:table-cell>
          <table:table-cell table:style-name="ce3" office:value-type="string" calcext:value-type="string">
            <text:p>Sec/image</text:p>
          </table:table-cell>
          <table:table-cell table:style-name="ce3" office:value-type="string" calcext:value-type="string">
            <text:p>Top 1 </text:p>
          </table:table-cell>
          <table:table-cell table:style-name="ce3" office:value-type="string" calcext:value-type="string">
            <text:p>Top 5</text:p>
          </table:table-cell>
          <table:table-cell table:style-name="ce3" office:value-type="string" calcext:value-type="string">
            <text:p>Top 10</text:p>
          </table:table-cell>
          <table:table-cell table:style-name="ce3" table:number-columns-repeated="1014"/>
        </table:table-row>
        <table:table-row table:style-name="ro2">
          <table:table-cell office:value-type="string" calcext:value-type="string">
            <text:p>TF Hub (tfh_example.py)</text:p>
          </table:table-cell>
          <table:table-cell office:value-type="string" calcext:value-type="string">
            <text:p>TF Hub mobilenet_v2_140_224</text:p>
          </table:table-cell>
          <table:table-cell office:value-type="float" office:value="1.4" calcext:value-type="float">
            <text:p>1.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.3388957977295" calcext:value-type="float">
            <text:p>42.339</text:p>
          </table:table-cell>
          <table:table-cell table:formula="of:=[.F2]/[.E2]" office:value-type="float" office:value="0.211694478988647" calcext:value-type="float">
            <text:p>0.212</text:p>
          </table:table-cell>
          <table:table-cell table:style-name="ce2" office:value-type="float" office:value="0.805" calcext:value-type="float">
            <text:p>0.805</text:p>
          </table:table-cell>
          <table:table-cell table:style-name="ce2" office:value-type="float" office:value="0.95" calcext:value-type="float">
            <text:p>0.950</text:p>
          </table:table-cell>
          <table:table-cell table:style-name="ce2" office:value-type="float" office:value="0.97" calcext:value-type="float">
            <text:p>0.970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G2]" office:value-type="float" office:value="0.211694478988647" calcext:value-type="float">
            <text:p>0.212</text:p>
          </table:table-cell>
          <table:table-cell table:formula="of:=[.H3]" office:value-type="float" office:value="0.211694478988647" calcext:value-type="float">
            <text:p>0.212</text:p>
          </table:table-cell>
          <table:table-cell table:formula="of:=[.I3]" office:value-type="float" office:value="0.211694478988647" calcext:value-type="float">
            <text:p>0.2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 Hub (tfh_example.py)</text:p>
          </table:table-cell>
          <table:table-cell office:value-type="string" calcext:value-type="string">
            <text:p><text:span text:style-name="T1">TF Hub </text:span>mobilenet_v2_100_224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.0970046520233" calcext:value-type="float">
            <text:p>24.097</text:p>
          </table:table-cell>
          <table:table-cell table:formula="of:=[.F4]/[.E4]" office:value-type="float" office:value="0.120485023260117" calcext:value-type="float">
            <text:p>0.120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885" calcext:value-type="float">
            <text:p>0.885</text:p>
          </table:table-cell>
          <table:table-cell table:style-name="ce2" office:value-type="float" office:value="0.93" calcext:value-type="float">
            <text:p>0.930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G4]" office:value-type="float" office:value="0.120485023260117" calcext:value-type="float">
            <text:p>0.120</text:p>
          </table:table-cell>
          <table:table-cell table:formula="of:=[.H5]" office:value-type="float" office:value="0.120485023260117" calcext:value-type="float">
            <text:p>0.120</text:p>
          </table:table-cell>
          <table:table-cell table:formula="of:=[.I5]" office:value-type="float" office:value="0.120485023260117" calcext:value-type="float">
            <text:p>0.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 Hub (tfh_example.py)</text:p>
          </table:table-cell>
          <table:table-cell office:value-type="string" calcext:value-type="string">
            <text:p><text:span text:style-name="T1">TF Hub </text:span>mobilenet_v2_035_224</text:p>
          </table:table-cell>
          <table:table-cell office:value-type="float" office:value="0.35" calcext:value-type="float">
            <text:p>0.35</text:p>
          </table:table-cell>
          <table:table-cell office:value-type="float" office:value="6.3059" calcext:value-type="float">
            <text:p>6.3059</text:p>
          </table:table-cell>
          <table:table-cell office:value-type="float" office:value="200" calcext:value-type="float">
            <text:p>200</text:p>
          </table:table-cell>
          <table:table-cell office:value-type="float" office:value="7.91277003288269" calcext:value-type="float">
            <text:p>7.913</text:p>
          </table:table-cell>
          <table:table-cell table:formula="of:=[.F6]/[.E6]" office:value-type="float" office:value="0.0395638501644135" calcext:value-type="float">
            <text:p>0.040</text:p>
          </table:table-cell>
          <table:table-cell table:style-name="ce2" office:value-type="float" office:value="0.555" calcext:value-type="float">
            <text:p>0.555</text:p>
          </table:table-cell>
          <table:table-cell table:style-name="ce2" office:value-type="float" office:value="0.81" calcext:value-type="float">
            <text:p>0.810</text:p>
          </table:table-cell>
          <table:table-cell table:style-name="ce2" office:value-type="float" office:value="0.87" calcext:value-type="float">
            <text:p>0.87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G6]" office:value-type="float" office:value="0.0395638501644135" calcext:value-type="float">
            <text:p>0.040</text:p>
          </table:table-cell>
          <table:table-cell table:formula="of:=[.H7]" office:value-type="float" office:value="0.0395638501644135" calcext:value-type="float">
            <text:p>0.040</text:p>
          </table:table-cell>
          <table:table-cell table:formula="of:=[.I7]" office:value-type="float" office:value="0.0395638501644135" calcext:value-type="float">
            <text:p>0.04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 calcext:value-type="string">
            <text:p>TF Hub (tfh_example.py)</text:p>
          </table:table-cell>
          <table:table-cell office:value-type="string" calcext:value-type="string">
            <text:p><text:span text:style-name="T1">TF Hub </text:span>mobilenet_v2_035_224 on Pi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112.48" calcext:value-type="float">
            <text:p>112.48</text:p>
          </table:table-cell>
          <table:table-cell office:value-type="float" office:value="200" calcext:value-type="float">
            <text:p>200</text:p>
          </table:table-cell>
          <table:table-cell office:value-type="float" office:value="32.5836293697357" calcext:value-type="float">
            <text:p>32.584</text:p>
          </table:table-cell>
          <table:table-cell table:formula="of:=[.F9]/[.E9]" office:value-type="float" office:value="0.162918146848679" calcext:value-type="float">
            <text:p>0.163</text:p>
          </table:table-cell>
          <table:table-cell table:style-name="ce2" office:value-type="float" office:value="0.565" calcext:value-type="float">
            <text:p>0.565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88" calcext:value-type="float">
            <text:p>0.88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G9]" office:value-type="float" office:value="0.162918146848679" calcext:value-type="float">
            <text:p>0.163</text:p>
          </table:table-cell>
          <table:table-cell table:formula="of:=[.H10]" office:value-type="float" office:value="0.162918146848679" calcext:value-type="float">
            <text:p>0.163</text:p>
          </table:table-cell>
          <table:table-cell table:formula="of:=[.I10]" office:value-type="float" office:value="0.162918146848679" calcext:value-type="float">
            <text:p>0.1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ras (tfk_xfer_test.py)</text:p>
          </table:table-cell>
          <table:table-cell office:value-type="string" calcext:value-type="string">
            <text:p>Keras mobilenet V1 100 224, 2 outputs</text:p>
          </table:table-cell>
          <table:table-cell office:value-type="float" office:value="1" calcext:value-type="float">
            <text:p>1.00</text:p>
          </table:table-cell>
          <table:table-cell office:value-type="float" office:value="6.8904" calcext:value-type="float">
            <text:p>6.8904</text:p>
          </table:table-cell>
          <table:table-cell office:value-type="float" office:value="200" calcext:value-type="float">
            <text:p>200</text:p>
          </table:table-cell>
          <table:table-cell office:value-type="float" office:value="40.6650996208191" calcext:value-type="float">
            <text:p>40.665</text:p>
          </table:table-cell>
          <table:table-cell table:formula="of:=[.F11]/[.E11]" office:value-type="float" office:value="0.203325498104095" calcext:value-type="float">
            <text:p>0.203</text:p>
          </table:table-cell>
          <table:table-cell table:style-name="ce2" office:value-type="float" office:value="0.95" calcext:value-type="float">
            <text:p>0.950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 calcext:value-type="string">
            <text:p>Keras (tfk_example.py)</text:p>
          </table:table-cell>
          <table:table-cell office:value-type="string" calcext:value-type="string">
            <text:p>Keras mobilenet v2 100 224</text:p>
          </table:table-cell>
          <table:table-cell office:value-type="float" office:value="1" calcext:value-type="float">
            <text:p>1.00</text:p>
          </table:table-cell>
          <table:table-cell office:value-type="float" office:value="5.163" calcext:value-type="float">
            <text:p>5.163</text:p>
          </table:table-cell>
          <table:table-cell office:value-type="float" office:value="100" calcext:value-type="float">
            <text:p>100</text:p>
          </table:table-cell>
          <table:table-cell office:value-type="float" office:value="12.6916615962982" calcext:value-type="float">
            <text:p>12.692</text:p>
          </table:table-cell>
          <table:table-cell table:formula="of:=[.F13]/[.E13]" office:value-type="float" office:value="0.126916615962982" calcext:value-type="float">
            <text:p>0.127</text:p>
          </table:table-cell>
          <table:table-cell table:style-name="Default" office:value-type="float" office:value="0.78" calcext:value-type="float">
            <text:p>0.78</text:p>
          </table:table-cell>
          <table:table-cell table:number-columns-repeated="2" table:style-name="Default" office:value-type="float" office:value="0.94" calcext:value-type="float">
            <text:p>0.94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G13]" office:value-type="float" office:value="0.126916615962982" calcext:value-type="float">
            <text:p>0.127</text:p>
          </table:table-cell>
          <table:table-cell table:formula="of:=[.H14]" office:value-type="float" office:value="0.126916615962982" calcext:value-type="float">
            <text:p>0.127</text:p>
          </table:table-cell>
          <table:table-cell table:formula="of:=[.I14]" office:value-type="float" office:value="0.126916615962982" calcext:value-type="float">
            <text:p>0.12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ras (tfk_example.py)</text:p>
          </table:table-cell>
          <table:table-cell office:value-type="string" calcext:value-type="string">
            <text:p>Keras InceptionV3</text:p>
          </table:table-cell>
          <table:table-cell/>
          <table:table-cell office:value-type="float" office:value="10.411" calcext:value-type="float">
            <text:p>10.411</text:p>
          </table:table-cell>
          <table:table-cell office:value-type="float" office:value="100" calcext:value-type="float">
            <text:p>100</text:p>
          </table:table-cell>
          <table:table-cell office:value-type="float" office:value="166.399285078049" calcext:value-type="float">
            <text:p>166.399</text:p>
          </table:table-cell>
          <table:table-cell table:style-name="ce9" table:formula="of:=[.F15]/[.E15]" office:value-type="float" office:value="1.66399285078049" calcext:value-type="float">
            <text:p>1.664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97" calcext:value-type="float">
            <text:p>0.9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formula="of:=[.G15]" office:value-type="float" office:value="1.66399285078049" calcext:value-type="float">
            <text:p>1.664</text:p>
          </table:table-cell>
          <table:table-cell table:formula="of:=[.H16]" office:value-type="float" office:value="1.66399285078049" calcext:value-type="float">
            <text:p>1.664</text:p>
          </table:table-cell>
          <table:table-cell table:formula="of:=[.I16]" office:value-type="float" office:value="1.66399285078049" calcext:value-type="float">
            <text:p>1.6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ras (tfk_example.py)</text:p>
          </table:table-cell>
          <table:table-cell office:value-type="string" calcext:value-type="string">
            <text:p>Keras InceptionV3 on Pi</text:p>
          </table:table-cell>
          <table:table-cell/>
          <table:table-cell table:style-name="ce2" office:value-type="float" office:value="73.52" calcext:value-type="float">
            <text:p>73.520</text:p>
          </table:table-cell>
          <table:table-cell office:value-type="float" office:value="100" calcext:value-type="float">
            <text:p>100</text:p>
          </table:table-cell>
          <table:table-cell office:value-type="float" office:value="194.130183696747" calcext:value-type="float">
            <text:p>194.130</text:p>
          </table:table-cell>
          <table:table-cell table:style-name="ce9" table:formula="of:=[.F17]/[.E17]" office:value-type="float" office:value="1.94130183696747" calcext:value-type="float">
            <text:p>1.941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97" calcext:value-type="float">
            <text:p>0.9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G17]" office:value-type="float" office:value="1.94130183696747" calcext:value-type="float">
            <text:p>1.941</text:p>
          </table:table-cell>
          <table:table-cell table:formula="of:=[.H18]" office:value-type="float" office:value="1.94130183696747" calcext:value-type="float">
            <text:p>1.941</text:p>
          </table:table-cell>
          <table:table-cell table:formula="of:=[.I18]" office:value-type="float" office:value="1.94130183696747" calcext:value-type="float">
            <text:p>1.94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2:57:20.453827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2:38:45.823267707</meta:creation-date>
    <dc:date>2019-03-22T16:38:04.408970346</dc:date>
    <meta:editing-duration>PT5H5M9S</meta:editing-duration>
    <meta:editing-cycles>9</meta:editing-cycles>
    <meta:generator>LibreOffice/6.0.7.3$Linux_X86_64 LibreOffice_project/00m0$Build-3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30">
      <style:chart-properties chart:symbol-type="named-symbol" chart:symbol-name="arrow-down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5" style:family="chart" style:data-style-name="N13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3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3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3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3.396cm" svg:y="0.266cm" chart:style-name="ch2">
          <text:p>Image Classification Inference Comparisons</text:p>
        </chart:title>
        <chart:subtitle svg:x="5.626cm" svg:y="0.769cm" chart:style-name="ch3">
          <text:p>(Top 1, Top 5, Top 10) dogs-vs-cats</text:p>
        </chart:subtitle>
        <chart:legend svg:x="9.294cm" svg:y="3.463cm" style:legend-expansion="custom" chartooo:width="5.65cm" chartooo:height="4.131cm" style:legend-expansion-aspect-ratio="1.3677075768579" chart:style-name="ch4"/>
        <chart:plot-area chart:style-name="ch5" table:cell-range-address="Sheet1.H2:Sheet1.J4 Sheet1.B2:Sheet1.B2 Sheet1.B11:Sheet1.B11 Sheet1.H11:Sheet1.H11 Sheet1.B4:Sheet1.B4 Sheet1.B6:Sheet1.B6 Sheet1.H6:Sheet1.J6 Sheet1.B9:Sheet1.B9 Sheet1.H9:Sheet1.J9 Sheet1.B13:Sheet1.B13 Sheet1.H13:Sheet1.J13 Sheet1.B15:Sheet1.B15 Sheet1.H15:Sheet1.J15 Sheet1.B17:Sheet1.B17 Sheet1.H17:Sheet1.J17" chart:data-source-has-labels="column" svg:x="1.329cm" svg:y="1.393cm" svg:width="14.04cm" svg:height="6.849cm">
          <chartooo:coordinate-region svg:x="2.427cm" svg:y="1.592cm" svg:width="12.517cm" svg:height="6.003cm"/>
          <chart:axis chart:dimension="x" chart:name="primary-x" chart:style-name="ch6">
            <chart:title svg:x="6.889cm" svg:y="8.422cm" chart:style-name="ch7">
              <text:p>Seconds per image</text:p>
            </chart:title>
            <chart:grid chart:style-name="ch8" chart:class="major"/>
          </chart:axis>
          <chart:axis chart:dimension="y" chart:name="primary-y" chart:style-name="ch9">
            <chart:title svg:x="0.45cm" svg:y="5.536cm" chart:style-name="ch10">
              <text:p>Accuracy</text:p>
            </chart:title>
            <chart:grid chart:style-name="ch8" chart:class="major"/>
          </chart:axis>
          <chart:series chart:style-name="ch11" chart:values-cell-range-address="Sheet1.H2:Sheet1.J2" chart:label-cell-address="Sheet1.B2:Sheet1.B2" chart:class="chart:scatter">
            <chart:domain table:cell-range-address="Sheet1.H3:Sheet1.J3"/>
            <chart:data-point chart:repeated="3"/>
          </chart:series>
          <chart:series chart:style-name="ch12" chart:values-cell-range-address="Sheet1.H11:Sheet1.H11" chart:label-cell-address="Sheet1.B11:Sheet1.B11" chart:class="chart:scatter">
            <chart:domain table:cell-range-address="Sheet1.G11:Sheet1.G11"/>
            <chart:data-point/>
          </chart:series>
          <chart:series chart:style-name="ch13" chart:values-cell-range-address="Sheet1.H4:Sheet1.J4" chart:label-cell-address="Sheet1.B4:Sheet1.B4" chart:class="chart:scatter">
            <chart:domain table:cell-range-address="Sheet1.H5:Sheet1.J5"/>
            <chart:data-point chart:repeated="3"/>
          </chart:series>
          <chart:series chart:style-name="ch14" chart:values-cell-range-address="Sheet1.H6:Sheet1.J6" chart:label-cell-address="Sheet1.B6:Sheet1.B6" chart:class="chart:scatter">
            <chart:domain table:cell-range-address="Sheet1.H7:Sheet1.J7"/>
            <chart:data-point chart:repeated="3"/>
          </chart:series>
          <chart:series chart:style-name="ch15" chart:values-cell-range-address="Sheet1.H9:Sheet1.J9" chart:label-cell-address="Sheet1.B9:Sheet1.B9" chart:class="chart:scatter">
            <chart:domain table:cell-range-address="Sheet1.H10:Sheet1.J10"/>
            <chart:data-point chart:repeated="3"/>
          </chart:series>
          <chart:series chart:style-name="ch16" chart:values-cell-range-address="Sheet1.H13:Sheet1.J13" chart:label-cell-address="Sheet1.B13:Sheet1.B13" chart:class="chart:scatter">
            <chart:domain table:cell-range-address="Sheet1.H14:Sheet1.J14"/>
            <chart:data-point chart:repeated="3"/>
          </chart:series>
          <chart:series chart:style-name="ch17" chart:values-cell-range-address="Sheet1.H15:Sheet1.J15" chart:label-cell-address="Sheet1.B15:Sheet1.B15" chart:class="chart:scatter">
            <chart:domain table:cell-range-address="Sheet1.H16:Sheet1.J16"/>
            <chart:data-point chart:repeated="3"/>
          </chart:series>
          <chart:series chart:style-name="ch18" chart:values-cell-range-address="Sheet1.H17:Sheet1.J17" chart:label-cell-address="Sheet1.B17:Sheet1.B17" chart:class="chart:scatter">
            <chart:domain table:cell-range-address="Sheet1.H18:Sheet1.J18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211694478988647">
                <text:p>0.211694478988647</text:p>
                <draw:g>
                  <svg:desc>Sheet1.H3:Sheet1.J3</svg:desc>
                </draw:g>
              </table:table-cell>
              <table:table-cell office:value-type="float" office:value="0.211694478988647">
                <text:p>0.211694478988647</text:p>
              </table:table-cell>
              <table:table-cell office:value-type="float" office:value="0.211694478988647">
                <text:p>0.211694478988647</text:p>
              </table:table-cell>
            </table:table-row>
            <table:table-row>
              <table:table-cell office:value-type="string">
                <text:p>TF Hub mobilenet_v2_140_224</text:p>
                <draw:g>
                  <svg:desc>Sheet1.B2:Sheet1.B2</svg:desc>
                </draw:g>
              </table:table-cell>
              <table:table-cell office:value-type="float" office:value="0.805">
                <text:p>0.805</text:p>
                <draw:g>
                  <svg:desc>Sheet1.H2:Sheet1.J2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03325498104095">
                <text:p>0.203325498104095</text:p>
                <draw:g>
                  <svg:desc>Sheet1.G11:Sheet1.G11</svg:desc>
                </draw:g>
              </table:table-cell>
            </table:table-row>
            <table:table-row>
              <table:table-cell office:value-type="string">
                <text:p>Keras mobilenet V1 100 224, 2 outputs</text:p>
                <draw:g>
                  <svg:desc>Sheet1.B11:Sheet1.B11</svg:desc>
                </draw:g>
              </table:table-cell>
              <table:table-cell office:value-type="float" office:value="0.95">
                <text:p>0.95</text:p>
                <draw:g>
                  <svg:desc>Sheet1.H11:Sheet1.H11</svg:desc>
                </draw:g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20485023260117">
                <text:p>0.120485023260117</text:p>
                <draw:g>
                  <svg:desc>Sheet1.H5:Sheet1.J5</svg:desc>
                </draw:g>
              </table:table-cell>
              <table:table-cell office:value-type="float" office:value="0.120485023260117">
                <text:p>0.120485023260117</text:p>
              </table:table-cell>
              <table:table-cell office:value-type="float" office:value="0.120485023260117">
                <text:p>0.120485023260117</text:p>
              </table:table-cell>
            </table:table-row>
            <table:table-row>
              <table:table-cell office:value-type="string">
                <text:p>TF Hub mobilenet_v2_100_224</text:p>
                <draw:g>
                  <svg:desc>Sheet1.B4:Sheet1.B4</svg:desc>
                </draw:g>
              </table:table-cell>
              <table:table-cell office:value-type="float" office:value="0.775">
                <text:p>0.775</text:p>
                <draw:g>
                  <svg:desc>Sheet1.H4:Sheet1.J4</svg:desc>
                </draw:g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395638501644135">
                <text:p>0.0395638501644135</text:p>
                <draw:g>
                  <svg:desc>Sheet1.H7:Sheet1.J7</svg:desc>
                </draw:g>
              </table:table-cell>
              <table:table-cell office:value-type="float" office:value="0.0395638501644135">
                <text:p>0.0395638501644135</text:p>
              </table:table-cell>
              <table:table-cell office:value-type="float" office:value="0.0395638501644135">
                <text:p>0.0395638501644135</text:p>
              </table:table-cell>
            </table:table-row>
            <table:table-row>
              <table:table-cell office:value-type="string">
                <text:p>TF Hub mobilenet_v2_035_224</text:p>
                <draw:g>
                  <svg:desc>Sheet1.B6:Sheet1.B6</svg:desc>
                </draw:g>
              </table:table-cell>
              <table:table-cell office:value-type="float" office:value="0.555">
                <text:p>0.555</text:p>
                <draw:g>
                  <svg:desc>Sheet1.H6:Sheet1.J6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162918146848679">
                <text:p>0.162918146848679</text:p>
                <draw:g>
                  <svg:desc>Sheet1.H10:Sheet1.J10</svg:desc>
                </draw:g>
              </table:table-cell>
              <table:table-cell office:value-type="float" office:value="0.162918146848679">
                <text:p>0.162918146848679</text:p>
              </table:table-cell>
              <table:table-cell office:value-type="float" office:value="0.162918146848679">
                <text:p>0.162918146848679</text:p>
              </table:table-cell>
            </table:table-row>
            <table:table-row>
              <table:table-cell office:value-type="string">
                <text:p>TF Hub mobilenet_v2_035_224 on Pi</text:p>
                <draw:g>
                  <svg:desc>Sheet1.B9:Sheet1.B9</svg:desc>
                </draw:g>
              </table:table-cell>
              <table:table-cell office:value-type="float" office:value="0.565">
                <text:p>0.565</text:p>
                <draw:g>
                  <svg:desc>Sheet1.H9:Sheet1.J9</svg:desc>
                </draw:g>
              </table:table-cell>
              <table:table-cell office:value-type="float" office:value="0.775">
                <text:p>0.77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126916615962982">
                <text:p>0.126916615962982</text:p>
                <draw:g>
                  <svg:desc>Sheet1.H14:Sheet1.J14</svg:desc>
                </draw:g>
              </table:table-cell>
              <table:table-cell office:value-type="float" office:value="0.126916615962982">
                <text:p>0.126916615962982</text:p>
              </table:table-cell>
              <table:table-cell office:value-type="float" office:value="0.126916615962982">
                <text:p>0.126916615962982</text:p>
              </table:table-cell>
            </table:table-row>
            <table:table-row>
              <table:table-cell office:value-type="string">
                <text:p>Keras mobilenet v2 100 224</text:p>
                <draw:g>
                  <svg:desc>Sheet1.B13:Sheet1.B13</svg:desc>
                </draw:g>
              </table:table-cell>
              <table:table-cell office:value-type="float" office:value="0.78">
                <text:p>0.78</text:p>
                <draw:g>
                  <svg:desc>Sheet1.H13:Sheet1.J13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.66399285078049">
                <text:p>1.66399285078049</text:p>
                <draw:g>
                  <svg:desc>Sheet1.H16:Sheet1.J16</svg:desc>
                </draw:g>
              </table:table-cell>
              <table:table-cell office:value-type="float" office:value="1.66399285078049">
                <text:p>1.66399285078049</text:p>
              </table:table-cell>
              <table:table-cell office:value-type="float" office:value="1.66399285078049">
                <text:p>1.66399285078049</text:p>
              </table:table-cell>
            </table:table-row>
            <table:table-row>
              <table:table-cell office:value-type="string">
                <text:p>Keras InceptionV3</text:p>
                <draw:g>
                  <svg:desc>Sheet1.B15:Sheet1.B15</svg:desc>
                </draw:g>
              </table:table-cell>
              <table:table-cell office:value-type="float" office:value="0.88">
                <text:p>0.88</text:p>
                <draw:g>
                  <svg:desc>Sheet1.H15:Sheet1.J15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.94130183696747">
                <text:p>1.94130183696747</text:p>
                <draw:g>
                  <svg:desc>Sheet1.H18:Sheet1.J18</svg:desc>
                </draw:g>
              </table:table-cell>
              <table:table-cell office:value-type="float" office:value="1.94130183696747">
                <text:p>1.94130183696747</text:p>
              </table:table-cell>
              <table:table-cell office:value-type="float" office:value="1.94130183696747">
                <text:p>1.94130183696747</text:p>
              </table:table-cell>
            </table:table-row>
            <table:table-row>
              <table:table-cell office:value-type="string">
                <text:p>Keras InceptionV3 on Pi</text:p>
                <draw:g>
                  <svg:desc>Sheet1.B17:Sheet1.B17</svg:desc>
                </draw:g>
              </table:table-cell>
              <table:table-cell office:value-type="float" office:value="0.85">
                <text:p>0.85</text:p>
                <draw:g>
                  <svg:desc>Sheet1.H17:Sheet1.J17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